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237f"/>
    </style:style>
    <style:style style:name="P2" style:family="paragraph" style:parent-style-name="Standard">
      <style:text-properties fo:font-weight="normal" officeooo:rsid="001fe91a" officeooo:paragraph-rsid="001fe91a" style:font-weight-asian="normal" style:font-weight-complex="normal"/>
    </style:style>
    <style:style style:name="P3" style:family="paragraph" style:parent-style-name="Standard">
      <style:text-properties fo:font-weight="normal" officeooo:rsid="0025d369" officeooo:paragraph-rsid="0025d369" style:font-weight-asian="normal" style:font-weight-complex="normal"/>
    </style:style>
    <style:style style:name="P4" style:family="paragraph" style:parent-style-name="Standard">
      <style:text-properties fo:font-weight="normal" officeooo:rsid="0022d00a" officeooo:paragraph-rsid="0022d00a" style:font-weight-asian="normal" style:font-weight-complex="normal"/>
    </style:style>
    <style:style style:name="P5" style:family="paragraph" style:parent-style-name="Standard">
      <style:text-properties fo:font-weight="bold" officeooo:rsid="0022d00a" officeooo:paragraph-rsid="0022d00a" style:font-weight-asian="bold" style:font-weight-complex="bold"/>
    </style:style>
    <style:style style:name="P6" style:family="paragraph" style:parent-style-name="Standard">
      <style:text-properties fo:font-weight="bold" officeooo:rsid="0025d369" officeooo:paragraph-rsid="0025d36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25d369" officeooo:paragraph-rsid="0025d369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f237f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85aae" officeooo:paragraph-rsid="0025d369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2b282b" officeooo:paragraph-rsid="002b282b" style:font-weight-asian="bold" style:font-weight-complex="bold"/>
    </style:style>
    <style:style style:name="P11" style:family="paragraph" style:parent-style-name="Standard" style:list-style-name="L1">
      <style:text-properties officeooo:rsid="001f4134" officeooo:paragraph-rsid="001f4134"/>
    </style:style>
    <style:style style:name="P12" style:family="paragraph" style:parent-style-name="Standard" style:list-style-name="L1">
      <style:text-properties officeooo:rsid="001f4134" officeooo:paragraph-rsid="001fe91a"/>
    </style:style>
    <style:style style:name="P13" style:family="paragraph" style:parent-style-name="Standard" style:list-style-name="L1">
      <style:text-properties fo:font-weight="normal" officeooo:rsid="001fe91a" officeooo:paragraph-rsid="001fe91a" style:font-weight-asian="normal" style:font-weight-complex="normal"/>
    </style:style>
    <style:style style:name="P14" style:family="paragraph" style:parent-style-name="Standard" style:list-style-name="L1">
      <style:text-properties fo:font-weight="bold" officeooo:rsid="001f4134" officeooo:paragraph-rsid="001fe91a" style:font-weight-asian="bold" style:font-weight-complex="bold"/>
    </style:style>
    <style:style style:name="P15" style:family="paragraph" style:parent-style-name="Standard" style:list-style-name="L1">
      <style:text-properties fo:font-weight="bold" officeooo:rsid="001fe91a" officeooo:paragraph-rsid="001fe91a" style:font-weight-asian="bold" style:font-weight-complex="bold"/>
    </style:style>
    <style:style style:name="P16" style:family="paragraph" style:parent-style-name="Standard" style:list-style-name="L2">
      <style:text-properties officeooo:paragraph-rsid="0025d369"/>
    </style:style>
    <style:style style:name="P17" style:family="paragraph" style:parent-style-name="Standard" style:list-style-name="L3">
      <style:text-properties style:text-underline-style="none" fo:font-weight="bold" officeooo:rsid="0029321a" officeooo:paragraph-rsid="0029321a" style:font-weight-asian="bold" style:font-weight-complex="bold"/>
    </style:style>
    <style:style style:name="P18" style:family="paragraph" style:parent-style-name="Standard" style:list-style-name="L4">
      <style:text-properties style:text-underline-style="none" fo:font-weight="bold" officeooo:rsid="002b282b" officeooo:paragraph-rsid="002b282b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29321a" officeooo:paragraph-rsid="0029321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2b282b" officeooo:paragraph-rsid="002b282b" style:font-weight-asian="normal" style:font-weight-complex="normal"/>
    </style:style>
    <style:style style:name="P21" style:family="paragraph" style:parent-style-name="Standard" style:list-style-name="L4">
      <style:text-properties style:text-underline-style="none" fo:font-weight="normal" officeooo:rsid="002b282b" officeooo:paragraph-rsid="002b282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e91a" style:font-weight-asian="bold" style:font-weight-complex="bold"/>
    </style:style>
    <style:style style:name="T3" style:family="text">
      <style:text-properties fo:font-weight="bold" officeooo:rsid="0025d369" style:font-weight-asian="bold" style:font-weight-complex="bold"/>
    </style:style>
    <style:style style:name="T4" style:family="text">
      <style:text-properties officeooo:rsid="001fe91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fe91a" style:font-weight-asian="normal" style:font-weight-complex="normal"/>
    </style:style>
    <style:style style:name="T7" style:family="text">
      <style:text-properties fo:font-weight="normal" officeooo:rsid="0024a31e" style:font-weight-asian="normal" style:font-weight-complex="normal"/>
    </style:style>
    <style:style style:name="T8" style:family="text">
      <style:text-properties fo:font-weight="normal" officeooo:rsid="0025d369" style:font-weight-asian="normal" style:font-weight-complex="normal"/>
    </style:style>
    <style:style style:name="T9" style:family="text">
      <style:text-properties fo:font-weight="normal" officeooo:rsid="002c8186" style:font-weight-asian="normal" style:font-weight-complex="normal"/>
    </style:style>
    <style:style style:name="T10" style:family="text">
      <style:text-properties fo:font-weight="normal" officeooo:rsid="002dd64f" style:font-weight-asian="normal" style:font-weight-complex="normal"/>
    </style:style>
    <style:style style:name="T11" style:family="text">
      <style:text-properties fo:font-weight="normal" officeooo:rsid="002f954c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xecuções em Robot</text:p>
      <text:p text:style-name="P1"/>
      <text:list xml:id="list3450186607" text:style-name="L1">
        <text:list-item>
          <text:p text:style-name="P11"><text:span text:style-name="T1">Robot tests</text:span> (pasta onde estão todos os cenários) → Executa todos os testes/cenários;</text:p>
          <text:p text:style-name="P11"/>
        </text:list-item>
        <text:list-item>
          <text:p text:style-name="P12"><text:span text:style-name="T1">Robot tests</text:span><text:span text:style-name="T2">\NomeTeste.robot </text:span><text:span text:style-name="T6">(Nome de onde estão os cenários de teste) → Executa um arquivo específico de testes;</text:span></text:p>
          <text:p text:style-name="P13"/>
        </text:list-item>
        <text:list-item>
          <text:p text:style-name="P14"><text:span text:style-name="T4">Robot -d ./results tests\TestSitePractice.robot </text:span><text:span text:style-name="T6">→ Irá executar o arquivo “TestSitePractice.robot” guardando seus resultados na pasta “results”;</text:span></text:p>
        </text:list-item>
      </text:list>
      <text:p text:style-name="P2"/>
      <text:list xml:id="list191254279579205" text:continue-numbering="true" text:style-name="L1">
        <text:list-item>
          <text:p text:style-name="P15">Robot -t “Caso de Teste 01: Pesquisar produto existente” tests <text:span text:style-name="T5">→ Irá executar apenas o cenário/</text:span><text:span text:style-name="T11">teste case</text:span><text:span text:style-name="T5"> passado entre aspas da pasta “tests”;</text:span></text:p>
        </text:list-item>
      </text:list>
      <text:p text:style-name="P2"/>
      <text:list xml:id="list191253831366892" text:continue-numbering="true" text:style-name="L1">
        <text:list-item>
          <text:p text:style-name="P15">Robot -v BROWSER:chrome tests\TestSitePractice.robot <text:span text:style-name="T5">→ Irá trocar o valor da variável global “BROWSER” para “chrome”;</text:span></text:p>
        </text:list-item>
      </text:list>
      <text:p text:style-name="P2"/>
      <text:p text:style-name="P5"><text:span text:style-name="T5">Para mais informações </text:span><text:span text:style-name="T7">sobre execuções com Robot</text:span><text:span text:style-name="T5">, abra o arquivo “Mod03_ComandosExecucao”</text:span></text:p>
      <text:p text:style-name="P4"/>
      <text:p text:style-name="P4"/>
      <text:p text:style-name="P7">Log e Report</text:p>
      <text:p text:style-name="P6"/>
      <text:p text:style-name="P3">Execute:</text:p>
      <text:p text:style-name="P3"/>
      <text:list xml:id="list1472671751" text:style-name="L2">
        <text:list-item>
          <text:p text:style-name="P16"><text:span text:style-name="T3">“</text:span><text:span text:style-name="T8">r</text:span><text:span text:style-name="T2">obot -d ./results -</text:span><text:span text:style-name="T3">L trace </text:span><text:span text:style-name="T2">tests\TestSitePractice.robot” </text:span><text:span text:style-name="T3">ou “r</text:span><text:span text:style-name="T2">obot -d ./results -</text:span><text:span text:style-name="T3">L debug </text:span><text:span text:style-name="T2">tests\TestSitePractice.robot</text:span><text:span text:style-name="T3">”</text:span><text:span text:style-name="T2"> </text:span><text:span text:style-name="T8">para trazer um report mais detalhado;</text:span></text:p>
        </text:list-item>
      </text:list>
      <text:p text:style-name="P3"/>
      <text:p text:style-name="P3"/>
      <text:p text:style-name="P9">Variáveis</text:p>
      <text:p text:style-name="P9"/>
      <text:list xml:id="list1804035035" text:style-name="L3">
        <text:list-item>
          <text:p text:style-name="P17">Global: <text:span text:style-name="T5">${GLOBAL}</text:span></text:p>
        </text:list-item>
        <text:list-item>
          <text:p text:style-name="P17">Tipo Lista: <text:span text:style-name="T5">@{FRUTAS} <text:tab/>morango<text:tab/>banana<text:tab/><text:tab/>maça<text:tab/><text:tab/>uva</text:span></text:p>
        </text:list-item>
        <text:list-item>
          <text:p text:style-name="P17">Tipo Dicionário: <text:span text:style-name="T5">&amp;{PESSOA} <text:tab/>nome=Vinicius<text:tab/>email=viniciusteste@gmail.com</text:span></text:p>
        </text:list-item>
      </text:list>
      <text:p text:style-name="P19"/>
      <text:p text:style-name="P20"/>
      <text:p text:style-name="P10"><text:span text:style-name="T5">Como carregar uma vari</text:span><text:span text:style-name="T9">á</text:span><text:span text:style-name="T5">vel nas keywords:</text:span></text:p>
      <text:list xml:id="list790216719" text:style-name="L4">
        <text:list-item>
          <text:p text:style-name="P21">log <text:tab/>${GLOBAL}</text:p>
        </text:list-item>
        <text:list-item>
          <text:p text:style-name="P18"><text:span text:style-name="T5">log <text:tab/>Tem que ser maça: </text:span><text:span text:style-name="T10">$</text:span><text:span text:style-name="T5">{FRUTAS[2]} e essa tem que ser morango ${FRUTAS[0]}</text:span></text:p>
        </text:list-item>
        <text:list-item>
          <text:p text:style-name="P21">log<text:tab/>Nome: ${PESSOA.nome} e e-mail: ${PESSOA.email}</text:p>
        </text:list-item>
      </text:list>
      <text:p text:style-name="P6"/>
      <text:p text:style-name="P4"/>
      <text:p text:style-name="P4"/>
      <text:p text:style-name="P4"/>
      <text:p text:style-name="P2"/>
      <text:list xml:id="list191254258997684" text:continue-list="list191253831366892" text:style-name="L1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0T09:34:16.042000000</meta:creation-date>
    <dc:date>2022-01-27T12:12:51.560000000</dc:date>
    <meta:editing-duration>PT3H32M50S</meta:editing-duration>
    <meta:editing-cycles>16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1" meta:word-count="178" meta:character-count="1222" meta:non-whitespace-character-count="1071"/>
  </office:meta>
</office:document-meta>
</file>